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Neue" svg:font-family="'Helvetica Neue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4pt" officeooo:rsid="00071999" officeooo:paragraph-rsid="000a5538" style:font-size-asian="14pt" style:font-size-complex="14pt"/>
    </style:style>
    <style:style style:name="P2" style:family="paragraph" style:parent-style-name="Heading_20_2">
      <style:paragraph-properties fo:padding="0.049cm" fo:border="0.06pt solid #d9d9e3"/>
    </style:style>
    <style:style style:name="P3" style:family="paragraph" style:parent-style-name="Heading_20_3">
      <style:paragraph-properties fo:padding="0.049cm" fo:border="0.06pt solid #d9d9e3"/>
    </style:style>
    <style:style style:name="P4" style:family="paragraph" style:parent-style-name="Text_20_body" style:list-style-name="L27">
      <style:paragraph-properties fo:margin-top="0cm" fo:margin-bottom="0cm" style:contextual-spacing="false" fo:padding="0.049cm" fo:border="0.06pt solid #d9d9e3"/>
    </style:style>
    <style:style style:name="P5" style:family="paragraph" style:parent-style-name="Text_20_body" style:list-style-name="L28">
      <style:paragraph-properties fo:margin-top="0cm" fo:margin-bottom="0cm" style:contextual-spacing="false" fo:padding="0.049cm" fo:border="0.06pt solid #d9d9e3"/>
    </style:style>
    <style:style style:name="P6" style:family="paragraph" style:parent-style-name="Text_20_body" style:list-style-name="L29">
      <style:paragraph-properties fo:margin-top="0cm" fo:margin-bottom="0cm" style:contextual-spacing="false" fo:padding="0.049cm" fo:border="0.06pt solid #d9d9e3"/>
    </style:style>
    <style:style style:name="P7" style:family="paragraph" style:parent-style-name="Text_20_body" style:list-style-name="L30">
      <style:paragraph-properties fo:margin-top="0cm" fo:margin-bottom="0cm" style:contextual-spacing="false" fo:padding="0.049cm" fo:border="0.06pt solid #d9d9e3"/>
    </style:style>
    <style:style style:name="P8" style:family="paragraph" style:parent-style-name="Text_20_body" style:list-style-name="L31">
      <style:paragraph-properties fo:margin-top="0cm" fo:margin-bottom="0cm" style:contextual-spacing="false" fo:padding="0.049cm" fo:border="0.06pt solid #d9d9e3"/>
    </style:style>
    <style:style style:name="P9" style:family="paragraph" style:parent-style-name="Text_20_body" style:list-style-name="L32">
      <style:paragraph-properties fo:margin-top="0cm" fo:margin-bottom="0cm" style:contextual-spacing="false" fo:padding="0.049cm" fo:border="0.06pt solid #d9d9e3"/>
    </style:style>
    <style:style style:name="P10" style:family="paragraph" style:parent-style-name="Text_20_body" style:list-style-name="L34">
      <style:paragraph-properties fo:margin-top="0cm" fo:margin-bottom="0cm" style:contextual-spacing="false" fo:padding="0.049cm" fo:border="0.06pt solid #d9d9e3"/>
    </style:style>
    <style:style style:name="P11" style:family="paragraph" style:parent-style-name="Text_20_body" style:list-style-name="L35">
      <style:paragraph-properties fo:margin-top="0cm" fo:margin-bottom="0cm" style:contextual-spacing="false" fo:padding="0.049cm" fo:border="0.06pt solid #d9d9e3"/>
    </style:style>
    <style:style style:name="P12" style:family="paragraph" style:parent-style-name="Text_20_body" style:list-style-name="L36">
      <style:paragraph-properties fo:margin-top="0cm" fo:margin-bottom="0cm" style:contextual-spacing="false" fo:padding="0.049cm" fo:border="0.06pt solid #d9d9e3"/>
    </style:style>
    <style:style style:name="P13" style:family="paragraph" style:parent-style-name="Text_20_body" style:list-style-name="L37">
      <style:paragraph-properties fo:margin-top="0cm" fo:margin-bottom="0cm" style:contextual-spacing="false" fo:padding="0.049cm" fo:border="0.06pt solid #d9d9e3"/>
    </style:style>
    <style:style style:name="P14" style:family="paragraph" style:parent-style-name="Text_20_body" style:list-style-name="L38">
      <style:paragraph-properties fo:margin-top="0cm" fo:margin-bottom="0cm" style:contextual-spacing="false" fo:padding="0.049cm" fo:border="0.06pt solid #d9d9e3"/>
    </style:style>
    <style:style style:name="P15" style:family="paragraph" style:parent-style-name="Text_20_body" style:list-style-name="L27">
      <style:paragraph-properties fo:padding="0.049cm" fo:border="0.06pt solid #d9d9e3"/>
    </style:style>
    <style:style style:name="P16" style:family="paragraph" style:parent-style-name="Text_20_body" style:list-style-name="L28">
      <style:paragraph-properties fo:padding="0.049cm" fo:border="0.06pt solid #d9d9e3"/>
    </style:style>
    <style:style style:name="P17" style:family="paragraph" style:parent-style-name="Text_20_body" style:list-style-name="L29">
      <style:paragraph-properties fo:padding="0.049cm" fo:border="0.06pt solid #d9d9e3"/>
    </style:style>
    <style:style style:name="P18" style:family="paragraph" style:parent-style-name="Text_20_body" style:list-style-name="L30">
      <style:paragraph-properties fo:padding="0.049cm" fo:border="0.06pt solid #d9d9e3"/>
    </style:style>
    <style:style style:name="P19" style:family="paragraph" style:parent-style-name="Text_20_body" style:list-style-name="L31">
      <style:paragraph-properties fo:padding="0.049cm" fo:border="0.06pt solid #d9d9e3"/>
    </style:style>
    <style:style style:name="P20" style:family="paragraph" style:parent-style-name="Text_20_body" style:list-style-name="L32">
      <style:paragraph-properties fo:padding="0.049cm" fo:border="0.06pt solid #d9d9e3"/>
    </style:style>
    <style:style style:name="P21" style:family="paragraph" style:parent-style-name="Text_20_body" style:list-style-name="L32">
      <style:paragraph-properties fo:padding="0.049cm" fo:border="0.06pt solid #d9d9e3"/>
      <style:text-properties officeooo:paragraph-rsid="000d092f"/>
    </style:style>
    <style:style style:name="P22" style:family="paragraph" style:parent-style-name="Text_20_body" style:list-style-name="L34">
      <style:paragraph-properties fo:padding="0.049cm" fo:border="0.06pt solid #d9d9e3"/>
    </style:style>
    <style:style style:name="P23" style:family="paragraph" style:parent-style-name="Text_20_body" style:list-style-name="L35">
      <style:paragraph-properties fo:padding="0.049cm" fo:border="0.06pt solid #d9d9e3"/>
    </style:style>
    <style:style style:name="P24" style:family="paragraph" style:parent-style-name="Text_20_body" style:list-style-name="L36">
      <style:paragraph-properties fo:padding="0.049cm" fo:border="0.06pt solid #d9d9e3"/>
    </style:style>
    <style:style style:name="P25" style:family="paragraph" style:parent-style-name="Text_20_body" style:list-style-name="L37">
      <style:paragraph-properties fo:padding="0.049cm" fo:border="0.06pt solid #d9d9e3"/>
    </style:style>
    <style:style style:name="P26" style:family="paragraph" style:parent-style-name="Text_20_body" style:list-style-name="L38">
      <style:paragraph-properties fo:padding="0.049cm" fo:border="0.06pt solid #d9d9e3"/>
    </style:style>
    <style:style style:name="P27" style:family="paragraph" style:parent-style-name="Text_20_body">
      <style:paragraph-properties fo:padding="0.049cm" fo:border="0.06pt solid #d9d9e3"/>
      <style:text-properties officeooo:rsid="000d092f" officeooo:paragraph-rsid="000d092f"/>
    </style:style>
    <style:style style:name="P28" style:family="paragraph" style:parent-style-name="Text_20_body" style:list-style-name="L39">
      <style:paragraph-properties fo:padding="0.049cm" fo:border="0.06pt solid #d9d9e3"/>
      <style:text-properties officeooo:rsid="000d092f" officeooo:paragraph-rsid="000d092f"/>
    </style:style>
    <style:style style:name="P29" style:family="paragraph" style:parent-style-name="Text_20_body">
      <style:paragraph-properties fo:padding="0.049cm" fo:border="0.06pt solid #d9d9e3"/>
      <style:text-properties officeooo:paragraph-rsid="000d092f"/>
    </style:style>
    <style:style style:name="P30" style:family="paragraph" style:parent-style-name="Text_20_body" style:list-style-name="L40">
      <style:paragraph-properties fo:padding="0.049cm" fo:border="0.06pt solid #d9d9e3"/>
      <style:text-properties officeooo:paragraph-rsid="000d092f"/>
    </style:style>
    <style:style style:name="P31" style:family="paragraph" style:parent-style-name="Text_20_body">
      <style:paragraph-properties fo:padding="0.049cm" fo:border="0.06pt solid #d9d9e3"/>
      <style:text-properties fo:font-size="16pt" fo:font-weight="bold" officeooo:rsid="000d092f" officeooo:paragraph-rsid="000d092f" style:font-size-asian="16pt" style:font-weight-asian="bold" style:font-size-complex="16pt" style:font-weight-complex="bold"/>
    </style:style>
    <style:style style:name="T1" style:family="text">
      <style:text-properties fo:font-weight="bold" officeooo:rsid="000d092f" style:font-weight-asian="bold" style:font-weight-complex="bold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0d092f"/>
    </style:style>
    <style:style style:name="T4" style:family="text">
      <style:text-properties fo:font-size="18pt" fo:font-weight="bold" officeooo:rsid="000d092f" style:font-size-asian="18pt" style:font-weight-asian="bold" style:font-size-complex="18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port Plan for "Hunt the Wumpus" Program</text:h>
      <text:h text:style-name="P2" text:outline-level="2">1. Summary of Program Functionality</text:h>
      <text:list xml:id="list222691418" text:style-name="L27">
        <text:list-item>
          <text:p text:style-name="P4">Overview of the "Hunt the Wumpus" game, highlighting its core functionality.</text:p>
        </text:list-item>
        <text:list-item>
          <text:p text:style-name="P15">Identification of features beyond the specification.</text:p>
        </text:list-item>
      </text:list>
      <text:h text:style-name="P2" text:outline-level="2">2. Major Design Decisions</text:h>
      <text:h text:style-name="P3" text:outline-level="3">2.1 Script Design</text:h>
      <text:list xml:id="list3191401131" text:style-name="L28">
        <text:list-item>
          <text:p text:style-name="P5">Explanation of design choices for classes (e.g., <text:span text:style-name="Source_20_Text"><text:span text:style-name="T2">Main</text:span></text:span>, <text:span text:style-name="Source_20_Text"><text:span text:style-name="T2">Player</text:span></text:span>, <text:span text:style-name="Source_20_Text"><text:span text:style-name="T2">GameStarter</text:span></text:span>, <text:span text:style-name="Source_20_Text"><text:span text:style-name="T2">Wumpus</text:span></text:span>, <text:span text:style-name="Source_20_Text"><text:span text:style-name="T2">Bat</text:span></text:span>, <text:span text:style-name="Source_20_Text"><text:span text:style-name="T2">Game</text:span></text:span>) and their interplay.</text:p>
        </text:list-item>
        <text:list-item>
          <text:p text:style-name="P16">Discussion on the advantages and limitations of the chosen class structure and functionalities.</text:p>
        </text:list-item>
      </text:list>
      <text:h text:style-name="P3" text:outline-level="3">2.2 Game Logic</text:h>
      <text:list xml:id="list4193493270" text:style-name="L29">
        <text:list-item>
          <text:p text:style-name="P6">Justification for the design of game mechanics (e.g., movement, shooting arrows, hazard interactions).</text:p>
        </text:list-item>
        <text:list-item>
          <text:p text:style-name="P17">Discussion on how the game loop and conditions contribute to the overall gameplay experience.</text:p>
        </text:list-item>
      </text:list>
      <text:h text:style-name="P2" text:outline-level="2">3. Bugs or Defects</text:h>
      <text:list xml:id="list162908807" text:style-name="L30">
        <text:list-item>
          <text:p text:style-name="P7">Identification and description of any known bugs or defects.</text:p>
        </text:list-item>
        <text:list-item>
          <text:p text:style-name="P18">Proposed solutions or considerations for addressing these issues.</text:p>
        </text:list-item>
      </text:list>
      <text:h text:style-name="P2" text:outline-level="2">4. Sample Gameplay Scenarios</text:h>
      <text:list xml:id="list1758521350" text:style-name="L31">
        <text:list-item>
          <text:p text:style-name="P8">Presentation of at least three sample dialogues showcasing different aspects of the game.</text:p>
        </text:list-item>
        <text:list-item>
          <text:p text:style-name="P19">Emphasis on interactions with hazards, strategic decisions, and diverse player experiences.</text:p>
        </text:list-item>
      </text:list>
      <text:h text:style-name="P2" text:outline-level="2">5. Version Control Repository</text:h>
      <text:list xml:id="list3508632834" text:style-name="L32">
        <text:list-item>
          <text:p text:style-name="P9">Inclusion of a link to the version control repository for the project.</text:p>
        </text:list-item>
        <text:list-item>
          <text:p text:style-name="P20">Ensuring that the repository is accessible for evaluation.</text:p>
        </text:list-item>
        <text:list-item>
          <text:p text:style-name="P21"><text:span text:style-name="T3">Write about git communication </text:span></text:p>
        </text:list-item>
      </text:list>
      <text:h text:style-name="P2" text:outline-level="2"><text:span text:style-name="T3">6</text:span>. Unit Testing</text:h>
      <text:list xml:id="list555230152" text:style-name="L34">
        <text:list-item>
          <text:p text:style-name="P10">Overview of the unit tests implemented in the <text:span text:style-name="Source_20_Text"><text:span text:style-name="T2">Tests</text:span></text:span> class.</text:p>
        </text:list-item>
        <text:list-item>
          <text:p text:style-name="P22">Explanation of the purpose of each test and how they contribute to ensuring correct functionality.</text:p>
        </text:list-item>
      </text:list>
      <text:h text:style-name="P2" text:outline-level="2"><text:soft-page-break/><text:span text:style-name="T3">7</text:span>. Going Further Features</text:h>
      <text:list xml:id="list469303622" text:style-name="L35">
        <text:list-item>
          <text:p text:style-name="P11">Brief description of any additional features implemented beyond the basic requirements.</text:p>
        </text:list-item>
        <text:list-item>
          <text:p text:style-name="P23">Explanation of how these features enhance the overall gaming experience.</text:p>
        </text:list-item>
      </text:list>
      <text:h text:style-name="P2" text:outline-level="2"><text:span text:style-name="T3">8</text:span>. Readability and Documentation</text:h>
      <text:list xml:id="list3695029798" text:style-name="L36">
        <text:list-item>
          <text:p text:style-name="P12">Evaluation of the readability of the code and the clarity of the documentation.</text:p>
        </text:list-item>
        <text:list-item>
          <text:p text:style-name="P24">Consideration of the overall structure and organization of the codebase.</text:p>
        </text:list-item>
      </text:list>
      <text:h text:style-name="P2" text:outline-level="2"><text:span text:style-name="T3">9</text:span>. Conclusion</text:h>
      <text:list xml:id="list5209591" text:style-name="L37">
        <text:list-item>
          <text:p text:style-name="P13">Summary of the achievements, challenges, and lessons learned during the development process.</text:p>
        </text:list-item>
        <text:list-item>
          <text:p text:style-name="P25">Reflection on the overall success of the "Hunt the Wumpus" program.</text:p>
        </text:list-item>
      </text:list>
      <text:p text:style-name="P29"><text:span text:style-name="T4">Reference table</text:span><text:span text:style-name="T3"><text:line-break/></text:span></text:p>
      <text:list xml:id="list4141704510" text:style-name="L39">
        <text:list-item>
          <text:p text:style-name="P28">wikipidea hunt the wumpus</text:p>
        </text:list-item>
        <text:list-item>
          <text:p text:style-name="P28">game hunt the wumpus on internet</text:p>
        </text:list-item>
        <text:list-item>
          <text:p text:style-name="P28">ascii-draw repository</text:p>
        </text:list-item>
        <text:list-item>
          <text:p text:style-name="P28">Unit Test youtube videos and site</text:p>
        </text:list-item>
      </text:list>
      <text:h text:style-name="P2" text:outline-level="2">Note</text:h>
      <text:list xml:id="list3924345609" text:style-name="L38">
        <text:list-item>
          <text:p text:style-name="P14">Regular updates and clear communication on the progress of the project will be maintained on the version control repository.</text:p>
        </text:list-item>
        <text:list-item>
          <text:p text:style-name="P26">Collaboration within the group will be documented to reflect effective teamwork.</text:p>
        </text:list-item>
      </text:list>
      <text:p text:style-name="P31">Appendix</text:p>
      <text:p text:style-name="P27"/>
      <text:list xml:id="list1354283178" text:style-name="L40">
        <text:list-item>
          <text:p text:style-name="P30"><text:span text:style-name="T3">UML diagram cod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elvetica Neue" svg:font-family="'Helvetica Neue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4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48pt" fo:letter-spacing="normal" fo:font-style="normal" fo:text-shadow="none" style:text-underline-style="none" fo:font-weight="normal" style:letter-kerning="true" style:font-size-asian="4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48pt" fo:letter-spacing="normal" fo:font-style="normal" fo:text-shadow="none" style:text-underline-style="none" fo:font-weight="normal" style:letter-kerning="true" style:font-size-asian="4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48pt" fo:letter-spacing="normal" fo:font-style="normal" fo:text-shadow="none" style:text-underline-style="none" fo:font-weight="normal" style:letter-kerning="true" style:font-size-asian="4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353cm" fo:text-align="center" style:justify-single-word="false" style:writing-mode="lr-tb"/>
      <style:text-properties fo:color="#5e5e5e" loext:opacity="100%" style:text-outline="false" style:text-line-through-style="none" style:text-line-through-type="none" style:font-name="Helvetica Neue" fo:font-family="'Helvetica Neue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4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48pt" fo:letter-spacing="normal" fo:font-style="normal" fo:text-shadow="none" style:text-underline-style="none" fo:font-weight="normal" style:letter-kerning="true" style:font-size-asian="4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48pt" fo:letter-spacing="normal" fo:font-style="normal" fo:text-shadow="none" style:text-underline-style="none" fo:font-weight="normal" style:letter-kerning="true" style:font-size-asian="4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48pt" fo:letter-spacing="normal" fo:font-style="normal" fo:text-shadow="none" style:text-underline-style="none" fo:font-weight="normal" style:letter-kerning="true" style:font-size-asian="4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6__20_Bullets_7e_LT_7e_Gliederung_20_1" style:display-name="Title &amp; Bullets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4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20__26__20_Bullets_7e_LT_7e_Gliederung_20_2" style:display-name="Title &amp; Bullets~LT~Gliederung 2" style:family="paragraph" style:parent-style-name="Title_20__26__20_Bullets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48pt" fo:letter-spacing="normal" fo:font-style="normal" fo:text-shadow="none" style:text-underline-style="none" fo:font-weight="normal" style:letter-kerning="true" style:font-size-asian="48pt" style:font-style-asian="normal" style:font-weight-asian="normal" style:text-emphasize="none"/>
    </style:style>
    <style:style style:name="Title_20__26__20_Bullets_7e_LT_7e_Gliederung_20_3" style:display-name="Title &amp; Bullets~LT~Gliederung 3" style:family="paragraph" style:parent-style-name="Title_20__26__20_Bullets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48pt" fo:letter-spacing="normal" fo:font-style="normal" fo:text-shadow="none" style:text-underline-style="none" fo:font-weight="normal" style:letter-kerning="true" style:font-size-asian="48pt" style:font-style-asian="normal" style:font-weight-asian="normal" style:text-emphasize="none"/>
    </style:style>
    <style:style style:name="Title_20__26__20_Bullets_7e_LT_7e_Gliederung_20_4" style:display-name="Title &amp; Bullets~LT~Gliederung 4" style:family="paragraph" style:parent-style-name="Title_20__26__20_Bullets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48pt" fo:letter-spacing="normal" fo:font-style="normal" fo:text-shadow="none" style:text-underline-style="none" fo:font-weight="normal" style:letter-kerning="true" style:font-size-asian="48pt" style:font-style-asian="normal" style:font-weight-asian="normal" style:text-emphasize="none"/>
    </style:style>
    <style:style style:name="Title_20__26__20_Bullets_7e_LT_7e_Gliederung_20_5" style:display-name="Title &amp; Bullets~LT~Gliederung 5" style:family="paragraph" style:parent-style-name="Title_20__26__20_Bullets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6__20_Bullets_7e_LT_7e_Gliederung_20_6" style:display-name="Title &amp; Bullets~LT~Gliederung 6" style:family="paragraph" style:parent-style-name="Title_20__26__20_Bullets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6__20_Bullets_7e_LT_7e_Gliederung_20_7" style:display-name="Title &amp; Bullets~LT~Gliederung 7" style:family="paragraph" style:parent-style-name="Title_20__26__20_Bullets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6__20_Bullets_7e_LT_7e_Gliederung_20_8" style:display-name="Title &amp; Bullets~LT~Gliederung 8" style:family="paragraph" style:parent-style-name="Title_20__26__20_Bullets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6__20_Bullets_7e_LT_7e_Gliederung_20_9" style:display-name="Title &amp; Bullets~LT~Gliederung 9" style:family="paragraph" style:parent-style-name="Title_20__26__20_Bullets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Helvetica Neue" fo:font-family="'Helvetica Neu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6__20_Bullets_7e_LT_7e_Titel" style:display-name="Title &amp; Bullets~LT~Titel" style:family="paragraph" style:default-outline-level="">
      <style:paragraph-properties style:line-height-at-least="0.353cm" fo:text-align="center" style:justify-single-word="false" style:writing-mode="lr-tb"/>
      <style:text-properties fo:color="#5e5e5e" loext:opacity="100%" style:text-outline="false" style:text-line-through-style="none" style:text-line-through-type="none" style:font-name="Helvetica Neue" fo:font-family="'Helvetica Neue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20__26__20_Bullets_7e_LT_7e_Untertitel" style:display-name="Title &amp; Bullet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20__26__20_Bullets_7e_LT_7e_Notizen" style:display-name="Title &amp; Bullets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20__26__20_Bullets_7e_LT_7e_Hintergrundobjekte" style:display-name="Title &amp; Bullet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Title_20__26__20_Bullets_7e_LT_7e_Hintergrund" style:display-name="Title &amp; Bullet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3:41:24.603409779</meta:creation-date>
    <meta:generator>LibreOffice/7.1.8.1$Linux_X86_64 LibreOffice_project/10$Build-1</meta:generator>
    <dc:date>2024-01-25T16:15:17.520590518</dc:date>
    <meta:editing-duration>PT8H24M55S</meta:editing-duration>
    <meta:editing-cycles>4</meta:editing-cycles>
    <meta:document-statistic meta:table-count="0" meta:image-count="0" meta:object-count="0" meta:page-count="2" meta:paragraph-count="43" meta:word-count="360" meta:character-count="2300" meta:non-whitespace-character-count="2009"/>
  </office:meta>
</office:document-meta>
</file>